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s balayeuses Électronyx</text:p>
      <text:p text:style-name="Standard"/>
      <text:p text:style-name="Standard">La compagnie Électronyx vend des balayeuses. Elle a un département des ventes qui comprend plusieurs représentants qui représentent des clients. La compagnie désire développer une base de données qui doit contenir des informations sur les rencontres organisées par les représentants et auxquelles assistent leurs clients respectifs. </text:p>
      <text:p text:style-name="Standard"/>
      <text:p text:style-name="Standard">On assigne des numéros uniques à chaque client, représentant et rencontre pour les identifier.</text:p>
      <text:p text:style-name="Standard"/>
      <text:p text:style-name="Standard">Vous aimeriez connaître les noms et prénoms des clients ainsi que leur adresse, téléphone et statut familial (célibataire, avec conjoint sans enfant, avec conjoint et enfants, avec enfants seulement). On veut aussi conserver le nom et le prénom de nos représentants, leur adresse et téléphone ainsi que la date à laquelle ils ont été embauchés. Un représentant peut représenter aucun ou plusieurs clients, mais un client ne peut être représenté que par un seul représentant. </text:p>
      <text:p text:style-name="Standard"/>
      <text:p text:style-name="Standard">Pour les rencontres, vous voulez savoir quand elles ont eu lieu, à quel endroit, la durée de la rencontre et le motif de la rencontre. Un représentant ne rencontre qu’un seul client à la fois et ne peut rencontrer le même client deux fois dans la même journée. </text:p>
      <text:p text:style-name="Standard"/>
      <text:p text:style-name="Standard">Vous devez : </text:p>
      <text:p text:style-name="Standard"><text:s text:c="4"/>a) Identifier les entités et leurs attributs</text:p>
      <text:p text:style-name="Standard"><text:s text:c="4"/>b) Identifier les associations et leurs attributs</text:p>
      <text:p text:style-name="Standard"><text:s text:c="4"/>c) Identifier les attributs qui sont des identifiants uniques (clé primaire) pour chaque entité et association</text:p>
      <text:p text:style-name="Standard"><text:s text:c="4"/>d) Identifier les cardinalités de rôles pour chaque association</text:p>
      <text:p text:style-name="Standard"><text:s text:c="4"/>e) Identifier les cardinalités des attributs pour chaque entité et association</text:p>
      <text:p text:style-name="Standard"><text:s text:c="4"/>f) Dessiner un diagramme avec toutes ces information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7T15:19:43.453138016</meta:creation-date>
    <dc:date>2022-05-23T20:07:56.708960960</dc:date>
    <meta:editing-duration>PT1M35S</meta:editing-duration>
    <meta:editing-cycles>2</meta:editing-cycles>
    <meta:generator>LibreOffice/6.4.7.2$Linux_X86_64 LibreOffice_project/40$Build-2</meta:generator>
    <meta:document-statistic meta:table-count="0" meta:image-count="0" meta:object-count="0" meta:page-count="1" meta:paragraph-count="12" meta:word-count="247" meta:character-count="1624" meta:non-whitespace-character-count="1360"/>
  </office:meta>
</office:document-meta>
</file>